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y Benji,</text:p>
      <text:p text:style-name="P1">I don't mind corresponding using any means necessary. Whatever is convenient at the time and I doubt your time constraints will be a problem either. As for deadlines, we haven't really been given any yet. There are tests for Image processing in April( I believe) and Introduction to Research methods will have several hand-ins during the upcoming months. These deadlines probably won't affect my time too much though. </text:p>
      <text:p text:style-name="P1">I've read the papers you recommended and I like the idea very much. Implementing it though will require quite a bit of further thought though. I can think of quite a few examples of content adjustment that I've seen but I can't really think of any interfaces which have changed accordingly. Anyway, let me know what you think and don't stress too much about deadlines etc. at the moment.</text:p>
      <text:p text:style-name="Standard">-Jon</text:p>
      <text:p text:style-name="Standard">P.S. Apologies if I respond late, internet is down at home and there's load shedding at WIT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Z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Wasson</meta:initial-creator>
    <meta:creation-date>2014-03-06T14:49:00.58</meta:creation-date>
    <meta:document-statistic meta:table-count="0" meta:image-count="0" meta:object-count="0" meta:page-count="1" meta:paragraph-count="5" meta:word-count="157" meta:character-count="913"/>
    <dc:date>2014-03-06T14:50:02.40</dc:date>
    <dc:creator>John Wasson</dc:creator>
    <meta:editing-duration>PT1M4S</meta:editing-duration>
    <meta:editing-cycles>1</meta:editing-cycles>
    <meta:generator>OpenOffice/4.0.1$Win32 OpenOffice.org_project/401m5$Build-9714</meta:generator>
  </office:meta>
</office:document-meta>
</file>